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1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objectwithoutfill">
      <style:graphic-properties svg:stroke-width="0.051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8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889cm"/>
    </style:style>
    <style:style style:name="gr13" style:family="graphic" style:parent-style-name="objectwithoutfill">
      <style:graphic-properties draw:stroke="dash" draw:stroke-dash="Fine_20_Dashed" svg:stroke-color="#c0c0c0" draw:marker-start="Arrow" draw:marker-end="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c0c0c0" draw:marker-end="Arrow" draw:marker-end-width="0.203cm" draw:fill="none" draw:textarea-vertical-align="middle"/>
    </style:style>
    <style:style style:name="gr15" style:family="graphic" style:parent-style-name="objectwithoutfill">
      <style:graphic-properties svg:stroke-width="0.051cm" svg:stroke-color="#ffff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Fine_20_Dashed" svg:stroke-color="#000000" draw:marker-start="Arrow" draw:marker-end="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800000" fo:font-size="8pt" style:font-size-asian="8pt" style:font-size-complex="8pt"/>
    </style:style>
    <style:style style:name="P5" style:family="paragraph">
      <style:paragraph-properties fo:text-align="end"/>
      <style:text-properties style:use-window-font-color="true" fo:font-size="8pt" style:font-size-asian="8pt" style:font-size-complex="8pt"/>
    </style:style>
    <style:style style:name="P6" style:family="paragraph">
      <style:paragraph-properties fo:text-align="end"/>
      <style:text-properties fo:color="#800080" fo:font-size="8pt" style:font-size-asian="8pt" style:font-size-complex="8pt"/>
    </style:style>
    <style:style style:name="P7" style:family="paragraph">
      <style:paragraph-properties fo:text-align="end"/>
      <style:text-properties fo:color="#ffff00" fo:font-size="8pt" style:font-size-asian="8pt" style:font-size-complex="8pt"/>
    </style:style>
    <style:style style:name="P8" style:family="paragraph">
      <style:paragraph-properties fo:text-align="end"/>
      <style:text-properties fo:color="#008000" fo:font-size="8pt" style:font-size-asian="8pt" style:font-size-complex="8pt"/>
    </style:style>
    <style:style style:name="P9" style:family="paragraph">
      <style:paragraph-properties fo:text-align="start"/>
      <style:text-properties fo:color="#800000" fo:font-size="8pt" style:font-size-asian="8pt" style:font-size-complex="8pt"/>
    </style:style>
    <style:style style:name="P10" style:family="paragraph">
      <style:paragraph-properties fo:text-align="start"/>
      <style:text-properties fo:color="#800080" fo:font-size="8pt" style:font-size-asian="8pt" style:font-size-complex="8pt"/>
    </style:style>
    <style:style style:name="P11" style:family="paragraph">
      <style:paragraph-properties fo:text-align="start"/>
      <style:text-properties fo:color="#008000" fo:font-size="8pt" style:font-size-asian="8pt" style:font-size-complex="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end"/>
      <style:text-properties fo:color="#c0c0c0" fo:font-size="8pt" style:font-size-asian="8pt" style:font-size-complex="8pt"/>
    </style:style>
    <style:style style:name="P14" style:family="paragraph">
      <style:paragraph-properties fo:text-align="start"/>
      <style:text-properties fo:color="#ffff00" fo:font-size="8pt" style:font-size-asian="8pt" style:font-size-complex="8pt"/>
    </style:style>
    <style:style style:name="P15" style:family="paragraph">
      <style:paragraph-properties fo:text-align="end"/>
      <style:text-properties fo:color="#000000" fo:font-size="8pt" style:font-size-asian="8pt" style:font-size-complex="8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 fo:font-size="8pt" style:font-size-asian="8pt" style:font-size-complex="8pt"/>
    </style:style>
    <style:style style:name="T3" style:family="text">
      <style:text-properties style:use-window-font-color="true" fo:font-size="8pt" style:font-size-asian="8pt" style:font-size-complex="8pt"/>
    </style:style>
    <style:style style:name="T4" style:family="text">
      <style:text-properties fo:color="#800080" fo:font-size="8pt" style:font-size-asian="8pt" style:font-size-complex="8pt"/>
    </style:style>
    <style:style style:name="T5" style:family="text">
      <style:text-properties fo:color="#ffff00" fo:font-size="8pt" style:font-size-asian="8pt" style:font-size-complex="8pt"/>
    </style:style>
    <style:style style:name="T6" style:family="text">
      <style:text-properties fo:color="#008000"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0c0c0" fo:font-size="8pt" style:font-size-asian="8pt" style:font-size-complex="8pt"/>
    </style:style>
    <style:style style:name="T9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85cm" svg:height="1.016cm" svg:x="10.531cm" svg:y="0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016cm" svg:x="2.032cm" svg:y="0.63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0.631cm" svg:x="0.408cm" svg:y="2.078cm">
          <draw:text-box>
            <text:p text:style-name="P2"><text:span text:style-name="T1">onCommunicationUp</text:span></text:p>
          </draw:text-box>
        </draw:frame>
        <draw:line draw:style-name="gr3" draw:text-style-name="P3" draw:layer="layout" svg:x1="3.302cm" svg:y1="2.413cm" svg:x2="12.065cm" svg:y2="2.413cm">
          <text:p/>
        </draw:line>
        <draw:frame draw:style-name="gr2" draw:text-style-name="P4" draw:layer="layout" svg:width="2.032cm" svg:height="0.631cm" svg:x="1.432cm" svg:y="1.651cm">
          <draw:text-box>
            <text:p text:style-name="P4"><text:span text:style-name="T2">DOWN</text:span></text:p>
          </draw:text-box>
        </draw:frame>
        <draw:frame draw:style-name="gr2" draw:text-style-name="P5" draw:layer="layout" svg:width="2.032cm" svg:height="0.631cm" svg:x="5.432cm" svg:y="1.952cm">
          <draw:text-box>
            <text:p text:style-name="P5"><text:span text:style-name="T3">ASPUP</text:span></text:p>
          </draw:text-box>
        </draw:frame>
        <draw:line draw:style-name="gr4" draw:text-style-name="P3" draw:layer="layout" svg:x1="3.302cm" svg:y1="2.405cm" svg:x2="3.302cm" svg:y2="3.37cm">
          <text:p/>
        </draw:line>
        <draw:frame draw:style-name="gr2" draw:text-style-name="P6" draw:layer="layout" svg:width="2.032cm" svg:height="0.631cm" svg:x="1.432cm" svg:y="2.652cm">
          <draw:text-box>
            <text:p text:style-name="P6"><text:span text:style-name="T4">UP_SENT</text:span></text:p>
          </draw:text-box>
        </draw:frame>
        <draw:line draw:style-name="gr5" draw:text-style-name="P3" draw:layer="layout" svg:x1="3.302cm" svg:y1="3.337cm" svg:x2="12.065cm" svg:y2="3.337cm">
          <text:p/>
        </draw:line>
        <draw:frame draw:style-name="gr2" draw:text-style-name="P5" draw:layer="layout" svg:width="2.442cm" svg:height="0.631cm" svg:x="5.432cm" svg:y="2.853cm">
          <draw:text-box>
            <text:p text:style-name="P5"><text:span text:style-name="T3">ASPUP_ACK</text:span></text:p>
          </draw:text-box>
        </draw:frame>
        <draw:line draw:style-name="gr6" draw:text-style-name="P3" draw:layer="layout" svg:x1="3.302cm" svg:y1="3.302cm" svg:x2="3.302cm" svg:y2="6.033cm">
          <text:p/>
        </draw:line>
        <draw:frame draw:style-name="gr2" draw:text-style-name="P7" draw:layer="layout" svg:width="2.575cm" svg:height="0.631cm" svg:x="0.889cm" svg:y="4.703cm">
          <draw:text-box>
            <text:p text:style-name="P7"><text:span text:style-name="T5">ACTIVE_SENT</text:span></text:p>
          </draw:text-box>
        </draw:frame>
        <draw:line draw:style-name="gr3" draw:text-style-name="P3" draw:layer="layout" svg:x1="3.302cm" svg:y1="4.863cm" svg:x2="12.065cm" svg:y2="4.863cm">
          <text:p/>
        </draw:line>
        <draw:frame draw:style-name="gr2" draw:text-style-name="P5" draw:layer="layout" svg:width="2.442cm" svg:height="0.631cm" svg:x="5.432cm" svg:y="4.353cm">
          <draw:text-box>
            <text:p text:style-name="P5"><text:span text:style-name="T3">ASPACTIVE</text:span></text:p>
          </draw:text-box>
        </draw:frame>
        <draw:line draw:style-name="gr5" draw:text-style-name="P3" draw:layer="layout" svg:x1="3.303cm" svg:y1="6.037cm" svg:x2="12.066cm" svg:y2="6.037cm">
          <text:p/>
        </draw:line>
        <draw:frame draw:style-name="gr2" draw:text-style-name="P5" draw:layer="layout" svg:width="2.823cm" svg:height="0.631cm" svg:x="5.432cm" svg:y="5.554cm">
          <draw:text-box>
            <text:p text:style-name="P5"><text:span text:style-name="T3">ASPACTIVE_ACK</text:span></text:p>
          </draw:text-box>
        </draw:frame>
        <draw:line draw:style-name="gr7" draw:text-style-name="P3" draw:layer="layout" svg:x1="3.302cm" svg:y1="5.969cm" svg:x2="3.302cm" svg:y2="8.509cm">
          <text:p/>
        </draw:line>
        <draw:frame draw:style-name="gr2" draw:text-style-name="P8" draw:layer="layout" svg:width="2.575cm" svg:height="0.631cm" svg:x="0.89cm" svg:y="7.654cm">
          <draw:text-box>
            <text:p text:style-name="P8"><text:span text:style-name="T6">ACTIVE</text:span></text:p>
          </draw:text-box>
        </draw:frame>
        <draw:line draw:style-name="gr8" draw:text-style-name="P3" draw:layer="layout" svg:x1="3.302cm" svg:y1="2.413cm" svg:x2="3.302cm" svg:y2="1.651cm">
          <text:p/>
        </draw:line>
        <draw:line draw:style-name="gr9" draw:text-style-name="P3" draw:layer="layout" svg:x1="12.001cm" svg:y1="3.327cm" svg:x2="12.001cm" svg:y2="1.65cm">
          <text:p/>
        </draw:line>
        <draw:frame draw:style-name="gr2" draw:text-style-name="P9" draw:layer="layout" svg:width="2.032cm" svg:height="0.631cm" svg:x="11.832cm" svg:y="1.652cm">
          <draw:text-box>
            <text:p text:style-name="P9"><text:span text:style-name="T2">DOWN</text:span></text:p>
          </draw:text-box>
        </draw:frame>
        <draw:line draw:style-name="gr10" draw:text-style-name="P3" draw:layer="layout" svg:x1="12.001cm" svg:y1="3.327cm" svg:x2="12.001cm" svg:y2="6.039cm">
          <text:p/>
        </draw:line>
        <draw:frame draw:style-name="gr2" draw:text-style-name="P6" draw:layer="layout" svg:width="2.311cm" svg:height="0.631cm" svg:x="11.865cm" svg:y="3.941cm">
          <draw:text-box>
            <text:p text:style-name="P10"><text:span text:style-name="T4">INACTIVE</text:span></text:p>
          </draw:text-box>
        </draw:frame>
        <draw:line draw:style-name="gr11" draw:text-style-name="P3" draw:layer="layout" svg:x1="12.001cm" svg:y1="6.026cm" svg:x2="12.001cm" svg:y2="8.512cm">
          <text:p/>
        </draw:line>
        <draw:frame draw:style-name="gr2" draw:text-style-name="P11" draw:layer="layout" svg:width="2.575cm" svg:height="0.631cm" svg:x="11.791cm" svg:y="7.655cm">
          <draw:text-box>
            <text:p text:style-name="P11"><text:span text:style-name="T6">ACTIVE</text:span></text:p>
          </draw:text-box>
        </draw:frame>
        <draw:frame draw:style-name="gr12" draw:text-style-name="P12" draw:layer="layout" svg:width="3.048cm" svg:height="1.139cm" svg:x="1.786cm" svg:y="0.608cm">
          <draw:text-box>
            <text:p text:style-name="P12"><text:span text:style-name="T7">ASP at AS Side</text:span></text:p>
            <text:p text:style-name="P12"><text:span text:style-name="T7">LocalFSM</text:span></text:p>
          </draw:text-box>
        </draw:frame>
        <draw:frame draw:style-name="gr12" draw:text-style-name="P12" draw:layer="layout" svg:width="3.558cm" svg:height="1.139cm" svg:x="10.231cm" svg:y="0.639cm">
          <draw:text-box>
            <text:p text:style-name="P12"><text:span text:style-name="T7">ASP at SGW Side</text:span></text:p>
            <text:p text:style-name="P12"><text:span text:style-name="T7">PeerFSM</text:span></text:p>
          </draw:text-box>
        </draw:frame>
        <draw:line draw:style-name="gr13" draw:text-style-name="P3" draw:layer="layout" svg:x1="3.304cm" svg:y1="4.037cm" svg:x2="12.067cm" svg:y2="4.037cm">
          <text:p/>
        </draw:line>
        <draw:frame draw:style-name="gr2" draw:text-style-name="P13" draw:layer="layout" svg:width="3.458cm" svg:height="0.631cm" svg:x="5.432cm" svg:y="3.554cm">
          <draw:text-box>
            <text:p text:style-name="P13"><text:span text:style-name="T8">NTFY (AS-INACTIVE)</text:span></text:p>
          </draw:text-box>
        </draw:frame>
        <draw:line draw:style-name="gr13" draw:text-style-name="P3" draw:layer="layout" svg:x1="3.305cm" svg:y1="7.037cm" svg:x2="12.068cm" svg:y2="7.037cm">
          <text:p/>
        </draw:line>
        <draw:frame draw:style-name="gr2" draw:text-style-name="P13" draw:layer="layout" svg:width="3.458cm" svg:height="0.631cm" svg:x="5.432cm" svg:y="6.555cm">
          <draw:text-box>
            <text:p text:style-name="P13"><text:span text:style-name="T8">NTFY (AS-ACTIVE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.985cm" svg:height="1.016cm" svg:x="10.531cm" svg:y="0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016cm" svg:x="2.032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0.631cm" svg:x="0.408cm" svg:y="2.078cm">
          <draw:text-box>
            <text:p text:style-name="P2"><text:span text:style-name="T1">onCommunicationUp</text:span></text:p>
          </draw:text-box>
        </draw:frame>
        <draw:line draw:style-name="gr14" draw:text-style-name="P3" draw:layer="layout" svg:x1="3.302cm" svg:y1="2.413cm" svg:x2="12.065cm" svg:y2="2.413cm">
          <text:p/>
        </draw:line>
        <draw:frame draw:style-name="gr2" draw:text-style-name="P13" draw:layer="layout" svg:width="2.032cm" svg:height="0.631cm" svg:x="5.432cm" svg:y="1.952cm">
          <draw:text-box>
            <text:p text:style-name="P13"><text:span text:style-name="T8">ASPUP</text:span></text:p>
          </draw:text-box>
        </draw:frame>
        <draw:line draw:style-name="gr13" draw:text-style-name="P3" draw:layer="layout" svg:x1="3.302cm" svg:y1="3.337cm" svg:x2="12.065cm" svg:y2="3.337cm">
          <text:p/>
        </draw:line>
        <draw:frame draw:style-name="gr2" draw:text-style-name="P13" draw:layer="layout" svg:width="2.442cm" svg:height="0.631cm" svg:x="5.432cm" svg:y="2.853cm">
          <draw:text-box>
            <text:p text:style-name="P13"><text:span text:style-name="T8">ASPUP_ACK</text:span></text:p>
          </draw:text-box>
        </draw:frame>
        <draw:line draw:style-name="gr6" draw:text-style-name="P3" draw:layer="layout" svg:x1="3.302cm" svg:y1="4.045cm" svg:x2="3.302cm" svg:y2="7.01cm">
          <text:p/>
        </draw:line>
        <draw:frame draw:style-name="gr2" draw:text-style-name="P7" draw:layer="layout" svg:width="2.575cm" svg:height="0.631cm" svg:x="0.889cm" svg:y="5.053cm">
          <draw:text-box>
            <text:p text:style-name="P7"><text:span text:style-name="T5">INACTIVE</text:span></text:p>
          </draw:text-box>
        </draw:frame>
        <draw:line draw:style-name="gr14" draw:text-style-name="P3" draw:layer="layout" svg:x1="3.302cm" svg:y1="4.863cm" svg:x2="12.065cm" svg:y2="4.863cm">
          <text:p/>
        </draw:line>
        <draw:frame draw:style-name="gr2" draw:text-style-name="P13" draw:layer="layout" svg:width="2.442cm" svg:height="0.631cm" svg:x="5.432cm" svg:y="4.353cm">
          <draw:text-box>
            <text:p text:style-name="P13"><text:span text:style-name="T8">ASPACTIVE</text:span></text:p>
          </draw:text-box>
        </draw:frame>
        <draw:line draw:style-name="gr13" draw:text-style-name="P3" draw:layer="layout" svg:x1="3.303cm" svg:y1="6.037cm" svg:x2="12.066cm" svg:y2="6.037cm">
          <text:p/>
        </draw:line>
        <draw:frame draw:style-name="gr2" draw:text-style-name="P13" draw:layer="layout" svg:width="2.823cm" svg:height="0.631cm" svg:x="5.432cm" svg:y="5.554cm">
          <draw:text-box>
            <text:p text:style-name="P13"><text:span text:style-name="T8">ASPACTIVE_ACK</text:span></text:p>
          </draw:text-box>
        </draw:frame>
        <draw:line draw:style-name="gr7" draw:text-style-name="P3" draw:layer="layout" svg:x1="3.302cm" svg:y1="7.023cm" svg:x2="3.302cm" svg:y2="8.509cm">
          <text:p/>
        </draw:line>
        <draw:frame draw:style-name="gr2" draw:text-style-name="P8" draw:layer="layout" svg:width="2.575cm" svg:height="0.631cm" svg:x="0.89cm" svg:y="7.654cm">
          <draw:text-box>
            <text:p text:style-name="P8"><text:span text:style-name="T6">ACTIVE</text:span></text:p>
          </draw:text-box>
        </draw:frame>
        <draw:line draw:style-name="gr8" draw:text-style-name="P3" draw:layer="layout" svg:x1="3.302cm" svg:y1="4.018cm" svg:x2="3.302cm" svg:y2="1.651cm">
          <text:p/>
        </draw:line>
        <draw:line draw:style-name="gr9" draw:text-style-name="P3" draw:layer="layout" svg:x1="12.001cm" svg:y1="4.045cm" svg:x2="12.001cm" svg:y2="1.65cm">
          <text:p/>
        </draw:line>
        <draw:frame draw:style-name="gr2" draw:text-style-name="P9" draw:layer="layout" svg:width="2.032cm" svg:height="0.631cm" svg:x="11.832cm" svg:y="1.652cm">
          <draw:text-box>
            <text:p text:style-name="P9"><text:span text:style-name="T2">DOWN</text:span></text:p>
          </draw:text-box>
        </draw:frame>
        <draw:line draw:style-name="gr15" draw:text-style-name="P3" draw:layer="layout" svg:x1="12.001cm" svg:y1="4.031cm" svg:x2="12.001cm" svg:y2="7.023cm">
          <text:p/>
        </draw:line>
        <draw:frame draw:style-name="gr2" draw:text-style-name="P14" draw:layer="layout" svg:width="2.311cm" svg:height="0.631cm" svg:x="11.913cm" svg:y="5.211cm">
          <draw:text-box>
            <text:p text:style-name="P14"><text:span text:style-name="T5">INACTIVE</text:span></text:p>
          </draw:text-box>
        </draw:frame>
        <draw:line draw:style-name="gr11" draw:text-style-name="P3" draw:layer="layout" svg:x1="12.001cm" svg:y1="7.036cm" svg:x2="12.001cm" svg:y2="8.512cm">
          <text:p/>
        </draw:line>
        <draw:frame draw:style-name="gr2" draw:text-style-name="P11" draw:layer="layout" svg:width="2.575cm" svg:height="0.631cm" svg:x="11.791cm" svg:y="7.555cm">
          <draw:text-box>
            <text:p text:style-name="P11"><text:span text:style-name="T6">ACTIVE</text:span></text:p>
          </draw:text-box>
        </draw:frame>
        <draw:frame draw:style-name="gr12" draw:text-style-name="P12" draw:layer="layout" svg:width="3.048cm" svg:height="1.139cm" svg:x="1.786cm" svg:y="0.608cm">
          <draw:text-box>
            <text:p text:style-name="P12"><text:span text:style-name="T7">AS at AS Side</text:span></text:p>
            <text:p text:style-name="P12"><text:span text:style-name="T7">PeerFSM</text:span></text:p>
          </draw:text-box>
        </draw:frame>
        <draw:frame draw:style-name="gr12" draw:text-style-name="P12" draw:layer="layout" svg:width="3.558cm" svg:height="1.139cm" svg:x="10.231cm" svg:y="0.639cm">
          <draw:text-box>
            <text:p text:style-name="P12"><text:span text:style-name="T7">AS at SGW Side</text:span></text:p>
            <text:p text:style-name="P12"><text:span text:style-name="T7">LocalFSM</text:span></text:p>
          </draw:text-box>
        </draw:frame>
        <draw:line draw:style-name="gr16" draw:text-style-name="P3" draw:layer="layout" svg:x1="3.304cm" svg:y1="4.037cm" svg:x2="12.067cm" svg:y2="4.037cm">
          <text:p/>
        </draw:line>
        <draw:frame draw:style-name="gr2" draw:text-style-name="P15" draw:layer="layout" svg:width="3.458cm" svg:height="0.631cm" svg:x="5.432cm" svg:y="3.554cm">
          <draw:text-box>
            <text:p text:style-name="P15"><text:span text:style-name="T9">NTFY (AS-INACTIVE)</text:span></text:p>
          </draw:text-box>
        </draw:frame>
        <draw:line draw:style-name="gr16" draw:text-style-name="P3" draw:layer="layout" svg:x1="3.305cm" svg:y1="7.037cm" svg:x2="12.068cm" svg:y2="7.037cm">
          <text:p/>
        </draw:line>
        <draw:frame draw:style-name="gr2" draw:text-style-name="P5" draw:layer="layout" svg:width="3.458cm" svg:height="0.631cm" svg:x="5.432cm" svg:y="6.555cm">
          <draw:text-box>
            <text:p text:style-name="P5"><text:span text:style-name="T3">NTFY (AS-ACTIVE)</text:span></text:p>
          </draw:text-box>
        </draw:frame>
        <draw:frame draw:style-name="gr2" draw:text-style-name="P4" draw:layer="layout" svg:width="2.032cm" svg:height="0.631cm" svg:x="1.432cm" svg:y="1.652cm">
          <draw:text-box>
            <text:p text:style-name="P4"><text:span text:style-name="T2">DOWN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.985cm" svg:height="1.016cm" svg:x="10.531cm" svg:y="0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016cm" svg:x="2.032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0.631cm" svg:x="0.408cm" svg:y="2.078cm">
          <draw:text-box>
            <text:p text:style-name="P2"><text:span text:style-name="T1">onCommunicationUp</text:span></text:p>
          </draw:text-box>
        </draw:frame>
        <draw:line draw:style-name="gr14" draw:text-style-name="P3" draw:layer="layout" svg:x1="3.302cm" svg:y1="2.413cm" svg:x2="12.065cm" svg:y2="2.413cm">
          <text:p/>
        </draw:line>
        <draw:frame draw:style-name="gr2" draw:text-style-name="P13" draw:layer="layout" svg:width="2.032cm" svg:height="0.631cm" svg:x="5.432cm" svg:y="1.952cm">
          <draw:text-box>
            <text:p text:style-name="P13"><text:span text:style-name="T8">ASPUP</text:span></text:p>
          </draw:text-box>
        </draw:frame>
        <draw:line draw:style-name="gr13" draw:text-style-name="P3" draw:layer="layout" svg:x1="3.302cm" svg:y1="3.337cm" svg:x2="12.065cm" svg:y2="3.337cm">
          <text:p/>
        </draw:line>
        <draw:frame draw:style-name="gr2" draw:text-style-name="P13" draw:layer="layout" svg:width="2.442cm" svg:height="0.631cm" svg:x="5.432cm" svg:y="2.853cm">
          <draw:text-box>
            <text:p text:style-name="P13"><text:span text:style-name="T8">ASPUP_ACK</text:span></text:p>
          </draw:text-box>
        </draw:frame>
        <draw:line draw:style-name="gr6" draw:text-style-name="P3" draw:layer="layout" svg:x1="3.302cm" svg:y1="3.353cm" svg:x2="3.302cm" svg:y2="6.026cm">
          <text:p/>
        </draw:line>
        <draw:frame draw:style-name="gr2" draw:text-style-name="P7" draw:layer="layout" svg:width="2.575cm" svg:height="0.631cm" svg:x="0.889cm" svg:y="4.445cm">
          <draw:text-box>
            <text:p text:style-name="P7"><text:span text:style-name="T5">INACTIVE</text:span></text:p>
          </draw:text-box>
        </draw:frame>
        <draw:line draw:style-name="gr14" draw:text-style-name="P3" draw:layer="layout" svg:x1="3.302cm" svg:y1="4.863cm" svg:x2="12.065cm" svg:y2="4.863cm">
          <text:p/>
        </draw:line>
        <draw:frame draw:style-name="gr2" draw:text-style-name="P13" draw:layer="layout" svg:width="2.442cm" svg:height="0.631cm" svg:x="5.432cm" svg:y="4.353cm">
          <draw:text-box>
            <text:p text:style-name="P13"><text:span text:style-name="T8">ASPACTIVE</text:span></text:p>
          </draw:text-box>
        </draw:frame>
        <draw:line draw:style-name="gr13" draw:text-style-name="P3" draw:layer="layout" svg:x1="3.303cm" svg:y1="6.037cm" svg:x2="12.066cm" svg:y2="6.037cm">
          <text:p/>
        </draw:line>
        <draw:frame draw:style-name="gr2" draw:text-style-name="P13" draw:layer="layout" svg:width="2.823cm" svg:height="0.631cm" svg:x="5.432cm" svg:y="5.554cm">
          <draw:text-box>
            <text:p text:style-name="P13"><text:span text:style-name="T8">ASPACTIVE_ACK</text:span></text:p>
          </draw:text-box>
        </draw:frame>
        <draw:line draw:style-name="gr7" draw:text-style-name="P3" draw:layer="layout" svg:x1="3.302cm" svg:y1="6.026cm" svg:x2="3.302cm" svg:y2="8.509cm">
          <text:p/>
        </draw:line>
        <draw:frame draw:style-name="gr2" draw:text-style-name="P8" draw:layer="layout" svg:width="2.575cm" svg:height="0.631cm" svg:x="0.89cm" svg:y="7.654cm">
          <draw:text-box>
            <text:p text:style-name="P8"><text:span text:style-name="T6">ACTIVE</text:span></text:p>
          </draw:text-box>
        </draw:frame>
        <draw:line draw:style-name="gr8" draw:text-style-name="P3" draw:layer="layout" svg:x1="3.302cm" svg:y1="3.34cm" svg:x2="3.302cm" svg:y2="1.651cm">
          <text:p/>
        </draw:line>
        <draw:line draw:style-name="gr9" draw:text-style-name="P3" draw:layer="layout" svg:x1="12.001cm" svg:y1="3.353cm" svg:x2="12.001cm" svg:y2="1.65cm">
          <text:p/>
        </draw:line>
        <draw:frame draw:style-name="gr2" draw:text-style-name="P9" draw:layer="layout" svg:width="2.032cm" svg:height="0.631cm" svg:x="11.832cm" svg:y="1.652cm">
          <draw:text-box>
            <text:p text:style-name="P9"><text:span text:style-name="T2">DOWN</text:span></text:p>
          </draw:text-box>
        </draw:frame>
        <draw:line draw:style-name="gr15" draw:text-style-name="P3" draw:layer="layout" svg:x1="12.001cm" svg:y1="3.367cm" svg:x2="12.001cm" svg:y2="6.052cm">
          <text:p/>
        </draw:line>
        <draw:frame draw:style-name="gr2" draw:text-style-name="P14" draw:layer="layout" svg:width="2.311cm" svg:height="0.631cm" svg:x="11.913cm" svg:y="3.937cm">
          <draw:text-box>
            <text:p text:style-name="P14"><text:span text:style-name="T5">INACTIVE</text:span></text:p>
          </draw:text-box>
        </draw:frame>
        <draw:line draw:style-name="gr11" draw:text-style-name="P3" draw:layer="layout" svg:x1="12.001cm" svg:y1="6.052cm" svg:x2="12.001cm" svg:y2="8.512cm">
          <text:p/>
        </draw:line>
        <draw:frame draw:style-name="gr2" draw:text-style-name="P11" draw:layer="layout" svg:width="2.575cm" svg:height="0.631cm" svg:x="11.791cm" svg:y="7.555cm">
          <draw:text-box>
            <text:p text:style-name="P11"><text:span text:style-name="T6">ACTIVE</text:span></text:p>
          </draw:text-box>
        </draw:frame>
        <draw:frame draw:style-name="gr12" draw:text-style-name="P16" draw:layer="layout" svg:width="3.048cm" svg:height="1.205cm" svg:x="1.786cm" svg:y="0.608cm">
          <draw:text-box>
            <text:p text:style-name="P16"><text:span text:style-name="T1">AS at IPSP Client Side</text:span></text:p>
            <text:p text:style-name="P16"><text:span text:style-name="T1">PeerFSM</text:span></text:p>
          </draw:text-box>
        </draw:frame>
        <draw:frame draw:style-name="gr12" draw:text-style-name="P16" draw:layer="layout" svg:width="3.558cm" svg:height="1.139cm" svg:x="10.231cm" svg:y="0.639cm">
          <draw:text-box>
            <text:p text:style-name="P16"><text:span text:style-name="T1">AS at IPSP Servr Side</text:span></text:p>
            <text:p text:style-name="P16"><text:span text:style-name="T1">LocalFSM</text:span></text:p>
          </draw:text-box>
        </draw:frame>
        <draw:frame draw:style-name="gr2" draw:text-style-name="P4" draw:layer="layout" svg:width="2.032cm" svg:height="0.631cm" svg:x="1.432cm" svg:y="1.652cm">
          <draw:text-box>
            <text:p text:style-name="P4"><text:span text:style-name="T2">DOW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3-03-18T19:49:13</meta:creation-date>
    <dc:date>2013-03-19T01:27:10</dc:date>
    <dc:creator>Amit Bhayani</dc:creator>
    <meta:editing-duration>PT5H36M20S</meta:editing-duration>
    <meta:editing-cycles>52</meta:editing-cycles>
    <meta:generator>LibreOffice/3.5$Linux_X86_64 LibreOffice_project/350m1$Build-2</meta:generator>
    <meta:document-statistic meta:object-count="85"/>
  </office:meta>
</office:document-meta>
</file>